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C4FE6E2E6C94059D.png" manifest:media-type="image/png"/>
  <manifest:file-entry manifest:full-path="Pictures/100005810000031A0000031A90A9BB170713D465.svg" manifest:media-type="image/svg+xml"/>
  <manifest:file-entry manifest:full-path="Pictures/100000010000001E0000001E79DB7EA3043C1D2C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102291f9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bbe23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f7c090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2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3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4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officeooo:rsid="014eeaf0"/>
    </style:style>
    <style:style style:name="T157" style:family="text">
      <style:text-properties officeooo:rsid="014ea810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text-line-through-style="none" style:text-line-through-type="none" fo:language="nl" fo:country="NL" fo:font-style="normal" fo:font-weight="normal" officeooo:rsid="01f2ca5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76" style:family="text">
      <style:text-properties officeooo:rsid="00172dcf"/>
    </style:style>
    <style:style style:name="T177" style:family="text">
      <style:text-properties fo:font-weight="normal" officeooo:rsid="00172dcf" style:font-weight-asian="normal" style:font-weight-complex="normal"/>
    </style:style>
    <style:style style:name="T178" style:family="text">
      <style:text-properties officeooo:rsid="0119bd75"/>
    </style:style>
    <style:style style:name="T179" style:family="text">
      <style:text-properties style:font-name="Liberation Sans"/>
    </style:style>
    <style:style style:name="T180" style:family="text">
      <style:text-properties style:font-name="Liberation Sans" fo:font-size="12pt" style:font-size-asian="12pt" style:font-size-complex="12pt"/>
    </style:style>
    <style:style style:name="T181" style:family="text">
      <style:text-properties style:font-name="Liberation Sans" fo:font-size="12pt" officeooo:rsid="009c12e0" style:font-size-asian="12pt" style:font-size-complex="12pt"/>
    </style:style>
    <style:style style:name="T182" style:family="text">
      <style:text-properties style:font-name="Liberation Sans" fo:font-size="12pt" officeooo:rsid="00178133" style:font-size-asian="12pt" style:font-size-complex="12pt"/>
    </style:style>
    <style:style style:name="T183" style:family="text">
      <style:text-properties style:font-name="Liberation Sans" fo:font-size="12pt" officeooo:rsid="007ef2fc" style:font-size-asian="12pt" style:font-size-complex="12pt"/>
    </style:style>
    <style:style style:name="T184" style:family="text">
      <style:text-properties style:font-name="Liberation Sans" fo:font-size="12pt" style:text-underline-style="none" officeooo:rsid="009c12e0" style:font-size-asian="12pt" style:font-size-complex="12pt"/>
    </style:style>
    <style:style style:name="T185" style:family="text">
      <style:text-properties style:font-name="Liberation Sans" fo:font-size="10pt" style:font-size-asian="10pt" style:font-size-complex="10pt"/>
    </style:style>
    <style:style style:name="T186" style:family="text">
      <style:text-properties style:font-name="Liberation Sans" fo:font-size="10pt" officeooo:rsid="0203f598" style:font-size-asian="10pt" style:font-size-complex="10pt"/>
    </style:style>
    <style:style style:name="T187" style:family="text">
      <style:text-properties officeooo:rsid="007505e5"/>
    </style:style>
    <style:style style:name="T188" style:family="text">
      <style:text-properties officeooo:rsid="0013aa8e"/>
    </style:style>
    <style:style style:name="T189" style:family="text">
      <style:text-properties officeooo:rsid="007ef2fc"/>
    </style:style>
    <style:style style:name="T190" style:family="text">
      <style:text-properties officeooo:rsid="01e96954"/>
    </style:style>
    <style:style style:name="T191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2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4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195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officeooo:rsid="04473353"/>
    </style:style>
    <style:style style:name="T198" style:family="text">
      <style:text-properties officeooo:rsid="0f95a7a0"/>
    </style:style>
    <style:style style:name="T199" style:family="text">
      <style:text-properties officeooo:rsid="0f8f58bd"/>
    </style:style>
    <style:style style:name="T200" style:family="text">
      <style:text-properties officeooo:rsid="0aace3cd"/>
    </style:style>
    <style:style style:name="T201" style:family="text">
      <style:text-properties style:font-name="Ubuntu1" fo:font-size="10pt" style:font-size-asian="10pt" style:font-size-complex="10pt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officeooo:rsid="0203f598"/>
    </style:style>
    <style:style style:name="T206" style:family="text">
      <style:text-properties fo:font-style="normal" style:font-style-asian="normal" style:font-style-complex="normal"/>
    </style:style>
    <style:style style:name="T207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1">het</text:span></text:span><text:span text:style-name="Strong_20_Emphasis"><text:span text:style-name="T140"> </text:span></text:span><text:span text:style-name="Strong_20_Emphasis"><text:span text:style-name="T142">overzetten</text:span></text:span><text:span text:style-name="Strong_20_Emphasis"><text:span text:style-name="T140"> van Windows naar </text:span></text:span><text:span text:style-name="Strong_20_Emphasis"><text:span text:style-name="T143">Linux (</text:span></text:span><text:span text:style-name="Strong_20_Emphasis"><text:span text:style-name="T144">Ubuntu </text:span></text:span><text:span text:style-name="Strong_20_Emphasis"><text:span text:style-name="T145">of Debian</text:span></text:span><text:span text:style-name="Strong_20_Emphasis"><text:span text:style-name="T146">)</text:span></text:span><text:span text:style-name="T140">.</text:span></text:p>
      <text:p text:style-name="P15"><text:span text:style-name="Strong_20_Emphasis"><text:span text:style-name="T90"/></text:span></text:p>
      <text:list xml:id="list1629911180" text:style-name="L1">
        <text:list-item>
          <text:p text:style-name="P65"><text:span text:style-name="T132">Over</text:span><text:span text:style-name="T133">zetten</text:span><text:span text:style-name="T131"> voorbereiden</text:span><text:span text:style-name="T130"> (</text:span><text:span text:style-name="T129">op</text:span><text:span text:style-name="T130"> Windows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6" draw:name="Vorm1" draw:style-name="gr1" draw:text-style-name="P71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7" draw:name="Vorm2" draw:style-name="gr1" draw:text-style-name="P71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34">Verbreek de Internetverbinding, zodat er geen nieuwe </text:span><text:span text:style-name="T135">e-</text:span><text:span text:style-name="T134">mails </text:span><text:span text:style-name="T135">meer</text:span><text:span text:style-name="T136"> </text:span><text:span text:style-name="T135">binnen </text:span><text:span text:style-name="T136">kunnen </text:span><text:span text:style-name="T134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8" draw:name="Vorm3" draw:style-name="gr1" draw:text-style-name="P71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87">l</text:span> <text:span text:style-name="T188">computernaam en </text:span>gebruikersnamen (zie pagina <text:span text:style-name="T189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9" draw:name="Vorm4" draw:style-name="gr1" draw:text-style-name="P71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0">Verzamel </text:span><text:span text:style-name="Emphasis"><text:span text:style-name="T184">per gebruiker</text:span></text:span><text:span text:style-name="T181"> </text:span><text:span text:style-name="T180">E-mailadressen </text:span><text:span text:style-name="T182">en</text:span><text:span text:style-name="T180"> mailserver</text:span><text:span text:style-name="T182">adressen</text:span><text:span text:style-name="T180"> inclusief gebruikersnamen en wachtwoorden, zie pagina </text:span><text:span text:style-name="T183">4</text:span><text:span text:style-name="T180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0" draw:name="Vorm5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47">Installeer en start </text:span><text:span text:style-name="T153">Google Chrome</text:span><text:span text:style-name="T147">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3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1" draw:name="Vorm6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47">Installeer en start Mozilla Firefox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4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2" draw:name="Vorm7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47">Installeer en start Mozilla Thunderbird, importeer </text:span><text:span text:style-name="Emphasis"><text:span text:style-name="T154">per gebruiker</text:span></text:span><text:span text:style-name="T148"> </text:span><text:span text:style-name="T149">vanuit </text:span><text:span text:style-name="T150">het </text:span><text:span text:style-name="T149">huidig e-mailprogramma </text:span><text:span text:style-name="T15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3" draw:name="Vorm8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4" draw:name="Vorm9" draw:style-name="gr1" draw:text-style-name="P71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0"><draw:control text:anchor-type="as-char" draw:z-index="115" draw:name="Vorm10" draw:style-name="gr1" draw:text-style-name="P71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0"><draw:control text:anchor-type="as-char" draw:z-index="116" draw:name="Vorm11" draw:style-name="gr1" draw:text-style-name="P71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0"><draw:control text:anchor-type="as-char" draw:z-index="137" draw:name="Vorm12" draw:style-name="gr1" draw:text-style-name="P71" svg:width="0.35cm" svg:height="0.35cm" draw:control="control136"/></text:span></text:span><text:span text:style-name="Strong_20_Emphasis"><text:span text:style-name="T50"><text:tab/></text:span></text:span><text:span text:style-name="T151">accountinstellingen</text:span><text:span text:style-name="T14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7" draw:name="Vorm13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33" draw:name="Vorm14" draw:style-name="gr1" draw:text-style-name="P71" svg:width="0.35cm" svg:height="0.35cm" draw:control="control132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4" draw:name="Vorm15" draw:style-name="gr1" draw:text-style-name="P71" svg:width="0.35cm" svg:height="0.35cm" draw:control="control133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5" draw:name="Vorm16" draw:style-name="gr1" draw:text-style-name="P71" svg:width="0.35cm" svg:height="0.35cm" draw:control="control134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6" draw:name="Vorm17" draw:style-name="gr1" draw:text-style-name="P71" svg:width="0.35cm" svg:height="0.35cm" draw:control="control135"/></text:span></text:span><text:span text:style-name="Strong_20_Emphasis"><text:span text:style-name="T159"><text:tab/></text:span></text:span><text:span text:style-name="T179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8" draw:name="Vorm18" draw:style-name="gr1" draw:text-style-name="P71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29" draw:name="Vorm19" draw:style-name="gr1" draw:text-style-name="P71" svg:width="0.35cm" svg:height="0.35cm" draw:control="control128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0" draw:name="Vorm20" draw:style-name="gr1" draw:text-style-name="P71" svg:width="0.35cm" svg:height="0.35cm" draw:control="control129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1" draw:name="Vorm21" draw:style-name="gr1" draw:text-style-name="P71" svg:width="0.35cm" svg:height="0.35cm" draw:control="control130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2" draw:name="Vorm22" draw:style-name="gr1" draw:text-style-name="P71" svg:width="0.35cm" svg:height="0.35cm" draw:control="control131"/></text:span></text:span><text:span text:style-name="Strong_20_Emphasis"><text:span text:style-name="T159"><text:tab/></text:span></text:span><text:span text:style-name="T179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9" draw:name="Vorm23" draw:style-name="gr1" draw:text-style-name="P71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5" draw:name="Vorm24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0"><draw:control text:anchor-type="as-char" draw:z-index="126" draw:name="Vorm25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0"><draw:control text:anchor-type="as-char" draw:z-index="127" draw:name="Vorm26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0"><draw:control text:anchor-type="as-char" draw:z-index="128" draw:name="Vorm27" draw:style-name="gr1" draw:text-style-name="P71" svg:width="0.35cm" svg:height="0.35cm" draw:control="control127"/></text:span></text:span><text:span text:style-name="Strong_20_Emphasis"><text:span text:style-name="T50"><text:tab/></text:span></text:span><text:span text:style-name="T152">agenda, </text:span><text:span text:style-name="T14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20" draw:name="Vorm28" draw:style-name="gr1" draw:text-style-name="P71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1" draw:name="Vorm29" draw:style-name="gr1" draw:text-style-name="P71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0"><draw:control text:anchor-type="as-char" draw:z-index="122" draw:name="Vorm30" draw:style-name="gr1" draw:text-style-name="P71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0"><draw:control text:anchor-type="as-char" draw:z-index="123" draw:name="Vorm31" draw:style-name="gr1" draw:text-style-name="P71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0"><draw:control text:anchor-type="as-char" draw:z-index="124" draw:name="Vorm32" draw:style-name="gr1" draw:text-style-name="P71" svg:width="0.35cm" svg:height="0.35cm" draw:control="control123"/></text:span></text:span><text:span text:style-name="Strong_20_Emphasis"><text:span text:style-name="T50"><text:tab/></text:span></text:span><text:span text:style-name="T14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115550917696287" text:continue-list="list1629911180" text:style-name="L1">
        <text:list-item text:start-value="1">
          <text:p text:style-name="P63"><text:span text:style-name="Strong_20_Emphasis"><text:span text:style-name="T66">Over</text:span></text:span><text:span text:style-name="Strong_20_Emphasis"><text:span text:style-name="T67">zetten</text:span></text:span><text:span text:style-name="Strong_20_Emphasis"><text:span text:style-name="T62"> voorbereiden</text:span></text:span><text:span text:style-name="Strong_20_Emphasis"><text:span text:style-name="T85"> (</text:span></text:span><text:span text:style-name="Strong_20_Emphasis"><text:span text:style-name="T88">op</text:span></text:span><text:span text:style-name="Strong_20_Emphasis"><text:span text:style-name="T85"> </text:span></text:span><text:span text:style-name="Strong_20_Emphasis"><text:span text:style-name="T87">Linux of </text:span></text:span><text:span text:style-name="Strong_20_Emphasis"><text:span text:style-name="T85">Windows) - </text:span></text:span><text:span text:style-name="Strong_20_Emphasis"><text:span text:style-name="T86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50"><draw:control text:anchor-type="as-char" draw:z-index="138" draw:name="Vorm33" draw:style-name="gr1" draw:text-style-name="P71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6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1">E</text:span></text:span><text:span text:style-name="Definition"><text:span text:style-name="T192">sc</text:span></text:span><text:span text:style-name="Definition"><text:span text:style-name="T113">, </text:span></text:span><text:span text:style-name="Definition"><text:span text:style-name="T193">D</text:span></text:span><text:span text:style-name="Definition"><text:span text:style-name="T192">elete</text:span></text:span><text:span text:style-name="Definition"><text:span text:style-name="T113">, </text:span></text:span><text:span text:style-name="Definition"><text:span text:style-name="T193">F</text:span></text:span><text:span text:style-name="Definition"><text:span text:style-name="T192">1</text:span></text:span><text:span text:style-name="Definition"><text:span text:style-name="T113">, </text:span></text:span><text:span text:style-name="Definition"><text:span text:style-name="T192">F2</text:span></text:span><text:span text:style-name="Definition"><text:span text:style-name="T113">, </text:span></text:span><text:span text:style-name="Definition"><text:span text:style-name="T193">F9, </text:span></text:span><text:span text:style-name="Definition"><text:span text:style-name="T194">F10, F11, </text:span></text:span><text:span text:style-name="Definition"><text:span text:style-name="T195">of</text:span></text:span><text:span text:style-name="Definition"><text:span text:style-name="T194"> </text:span></text:span><text:span text:style-name="Definition"><text:span text:style-name="T193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8"> </text:span></text:span><text:span text:style-name="Strong_20_Emphasis"><text:span text:style-name="T14">Ubuntu</text:span></text:span><text:span text:style-name="Strong_20_Emphasis"><text:span text:style-name="T8"> </text:span></text:span><text:span text:style-name="Strong_20_Emphasis"><text:span text:style-name="T16">of Debian </text:span></text:span><text:span text:style-name="Strong_20_Emphasis"><text:span text:style-name="T19">Desktop </text:span></text:span><text:span text:style-name="Strong_20_Emphasis"><text:span text:style-name="T20">L</text:span></text:span><text:span text:style-name="Strong_20_Emphasis"><text:span text:style-name="T19">ive</text:span></text:span><text:span text:style-name="Strong_20_Emphasis"><text:span text:style-name="T19"><text:note text:id="ftn2" text:note-class="footnote"><text:note-citation>2</text:note-citation><text:note-body><text:p text:style-name="P57"><text:span text:style-name="T197">Vanaf ee</text:span>n <text:span text:style-name="T198">L</text:span>ive <text:span text:style-name="T199">USB</text:span><text:span text:style-name="T200">-stick</text:span><text:span text:style-name="T201"> </text:span>kunt <text:span text:style-name="T197">u opstarten en</text:span> <text:span text:style-name="T185">met </text:span><text:span text:style-name="T186">Linux</text:span><text:span text:style-name="Strong_20_Emphasis"><text:span text:style-name="T155"> </text:span></text:span>werken zonder enige bestanden op de harde schijf te wijzigen en maakt ook installatie van <text:span text:style-name="T205">Linux</text:span><text:span text:style-name="Strong_20_Emphasis"><text:span text:style-name="T155"> </text:span></text:span>mogelijk.</text:p></text:note-body></text:note></text:span></text:span><text:span text:style-name="Strong_20_Emphasis"><text:span text:style-name="T19"> </text:span></text:span><text:span text:style-name="Strong_20_Emphasis"><text:span text:style-name="T21">USB</text:span></text:span><text:span text:style-name="Strong_20_Emphasis"><text:span text:style-name="T22">-stick</text:span></text:span><text:span text:style-name="Strong_20_Emphasis"><text:span text:style-name="T22"><text:note text:id="ftn3" text:note-class="footnote"><text:note-citation>3</text:note-citation><text:note-body><text:p text:style-name="P58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2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04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3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8">, </text:span></text:span><text:span text:style-name="Strong_20_Emphasis"><text:span text:style-name="T17">of vanaf Windows maar zet </text:span></text:span><text:span text:style-name="Strong_20_Emphasis"><text:span text:style-name="T18">een </text:span></text:span><text:span text:style-name="Strong_20_Emphasis"><text:span text:style-name="T7">eventuele virusscanner </text:span></text:span><text:span text:style-name="Strong_20_Emphasis"><text:span text:style-name="T70">uit</text:span></text:span><text:span text:style-name="Strong_20_Emphasis"><text:span text:style-name="T7"> </text:span></text:span><text:span text:style-name="Strong_20_Emphasis"><text:span text:style-name="T17">(vertraagt de back-up)</text:span></text:span><text:span text:style-name="Strong_20_Emphasis"><text:span text:style-name="T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0" draw:name="Vorm34" draw:style-name="gr1" draw:text-style-name="P71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4">M</text:span></text:span><text:span text:style-name="Strong_20_Emphasis"><text:span text:style-name="T25">aak een Windows </text:span></text:span><text:span text:style-name="Strong_20_Emphasis"><text:span text:style-name="T26">back-up</text:span></text:span><text:span text:style-name="Strong_20_Emphasis"><text:span text:style-name="T25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1" draw:name="Vorm35" draw:style-name="gr1" draw:text-style-name="P71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ijn documenten, </text:span></text:span><text:span text:style-name="Strong_20_Emphasis"><text:span text:style-name="T28">etc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2" draw:name="Vorm37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Bureaubladachtergrond</text:span></text:span><text:span text:style-name="Strong_20_Emphasis"><text:span text:style-name="T29">en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3" draw:name="Vorm38" draw:style-name="gr1" draw:text-style-name="P71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6" draw:name="Vorm39" draw:style-name="gr1" draw:text-style-name="P71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0"><draw:control text:anchor-type="as-char" draw:z-index="147" draw:name="Vorm40" draw:style-name="gr1" draw:text-style-name="P71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0"><draw:control text:anchor-type="as-char" draw:z-index="148" draw:name="Vorm41" draw:style-name="gr1" draw:text-style-name="P71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0"><draw:control text:anchor-type="as-char" draw:z-index="149" draw:name="Vorm42" draw:style-name="gr1" draw:text-style-name="P71" svg:width="0.35cm" svg:height="0.35cm" draw:control="control148"/></text:span></text:span><text:span text:style-name="Strong_20_Emphasis"><text:span text:style-name="T50"><text:tab/></text:span></text:span><text:span text:style-name="Strong_20_Emphasis"><text:span text:style-name="T27">De aangemaakte </text:span></text:span><text:span text:style-name="Strong_20_Emphasis"><text:span text:style-name="T10">C</text:span></text:span><text:span text:style-name="Strong_20_Emphasis"><text:span text:style-name="T15">hrome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</text:span></text:span><text:span text:style-name="Strong_20_Emphasis"><text:span text:style-name="T10">Google</text:span></text:span><text:span text:style-name="Strong_20_Emphasis"><text:span text:style-name="T27">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/text:span></text:span><text:span text:style-name="Strong_20_Emphasis"><text:span text:style-name="T83">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</text:span></text:span><text:span text:style-name="Strong_20_Emphasis"><text:span text:style-name="T10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4" draw:name="Vorm43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0" draw:name="Vorm44" draw:style-name="gr1" draw:text-style-name="P71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0"><draw:control text:anchor-type="as-char" draw:z-index="151" draw:name="Vorm45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0"><draw:control text:anchor-type="as-char" draw:z-index="152" draw:name="Vorm46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0"><draw:control text:anchor-type="as-char" draw:z-index="153" draw:name="Vorm47" draw:style-name="gr1" draw:text-style-name="P71" svg:width="0.35cm" svg:height="0.35cm" draw:control="control152"/></text:span></text:span><text:span text:style-name="Strong_20_Emphasis"><text:span text:style-name="T50"><text:tab/></text:span></text:span><text:span text:style-name="Strong_20_Emphasis"><text:span text:style-name="T27">De aangemaakte F</text:span></text:span><text:span text:style-name="Strong_20_Emphasis"><text:span text:style-name="T49">irefox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5" draw:name="Vorm48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4" draw:name="Vorm49" draw:style-name="gr1" draw:text-style-name="P71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0"><draw:control text:anchor-type="as-char" draw:z-index="155" draw:name="Vorm50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0"><draw:control text:anchor-type="as-char" draw:z-index="156" draw:name="Vorm51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0"><draw:control text:anchor-type="as-char" draw:z-index="157" draw:name="Vorm52" draw:style-name="gr1" draw:text-style-name="P71" svg:width="0.35cm" svg:height="0.35cm" draw:control="control156"/></text:span></text:span><text:span text:style-name="Strong_20_Emphasis"><text:span text:style-name="T50"><text:tab/></text:span></text:span><text:span text:style-name="Strong_20_Emphasis"><text:span text:style-name="T27">De aangemaakte T</text:span></text:span><text:span text:style-name="Strong_20_Emphasis"><text:span text:style-name="T49">hunderbird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31">C:\Documents and Settings\</text:span></text:span><text:span text:style-name="Definition"><text:span text:style-name="T162">&lt;</text:span></text:span><text:span text:style-name="Definition"><text:span text:style-name="T161">Gebruikersnaam</text:span></text:span><text:span text:style-name="Definition"><text:span text:style-name="T162">&gt;</text:span></text:span><text:span text:style-name="Strong_20_Emphasis"><text:span text:style-name="T31">\</text:span></text:span><text:span text:style-name="Strong_20_Emphasis"><text:span text:style-name="T2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Thunderbird</text:span></text:span></text:p>
          </table:table-cell>
        </table:table-row>
      </table:table>
      <text:p text:style-name="P21"/>
      <text:p text:style-name="P31"/>
      <text:list xml:id="list115550189487662" text:continue-numbering="true" text:style-name="L1">
        <text:list-item>
          <text:p text:style-name="P64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2"> </text:span></text:span><text:span text:style-name="Emphasis"><text:span text:style-name="T75">(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50"><draw:control text:anchor-type="as-char" draw:z-index="139" draw:name="Vorm53" draw:style-name="gr1" draw:text-style-name="P71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9">Installeer </text:span></text:span><text:span text:style-name="Strong_20_Emphasis"><text:span text:style-name="T57">Ubuntu </text:span></text:span><text:span text:style-name="Strong_20_Emphasis"><text:span text:style-name="T58">of Debian </text:span></text:span><text:span text:style-name="Strong_20_Emphasis"><text:span text:style-name="T9">Linux volgens de </text:span></text:span><text:span text:style-name="Strong_20_Emphasis"><text:span text:style-name="T63">Checklist</text:span></text:span><text:span text:style-name="Strong_20_Emphasis"><text:span text:style-name="T64"> i</text:span></text:span><text:span text:style-name="Strong_20_Emphasis"><text:span text:style-name="T65">nstallatie</text:span></text:span><text:span text:style-name="Strong_20_Emphasis"><text:span text:style-name="T11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03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6"><text:span text:style-name="Strong_20_Emphasis"><text:span text:style-name="T163"><text:tab/></text:span></text:span></text:p>
      <text:list xml:id="list115551619253409" text:continue-numbering="true" text:style-name="L1">
        <text:list-item>
          <text:p text:style-name="P61"><text:span text:style-name="Strong_20_Emphasis"><text:span text:style-name="T66">Over</text:span></text:span><text:span text:style-name="Strong_20_Emphasis"><text:span text:style-name="T67">zetten </text:span></text:span><text:span text:style-name="Strong_20_Emphasis"><text:span text:style-name="T59">uitvoeren</text:span></text:span><text:span text:style-name="Strong_20_Emphasis"><text:span text:style-name="T23"> </text:span></text:span><text:span text:style-name="Strong_20_Emphasis"><text:span text:style-name="T81">(</text:span></text:span><text:span text:style-name="Strong_20_Emphasis"><text:span text:style-name="T88">op</text:span></text:span><text:span text:style-name="Strong_20_Emphasis"><text:span text:style-name="T81"> </text:span></text:span><text:span text:style-name="Strong_20_Emphasis"><text:span text:style-name="T89">Linux</text:span></text:span><text:span text:style-name="Strong_20_Emphasis"><text:span text:style-name="T81">)</text:span></text:span><text:span text:style-name="Strong_20_Emphasis"><text:span text:style-name="T23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65"/></text:span></text:p>
        </text:list-item>
      </text:list>
      <text:p text:style-name="P17"><text:span text:style-name="Strong_20_Emphasis"><text:span text:style-name="T163"><draw:control text:anchor-type="as-char" draw:z-index="2" draw:name="Vorm54" draw:style-name="gr1" draw:text-style-name="P71" svg:width="0.35cm" svg:height="0.35cm" draw:control="control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3" draw:name="Vorm55" draw:style-name="gr1" draw:text-style-name="P71" svg:width="0.35cm" svg:height="0.35cm" draw:control="control12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4" draw:name="Vorm56" draw:style-name="gr1" draw:text-style-name="P71" svg:width="0.35cm" svg:height="0.35cm" draw:control="control1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5" draw:name="Vorm57" draw:style-name="gr1" draw:text-style-name="P71" svg:width="0.35cm" svg:height="0.35cm" draw:control="control14"/></text:span></text:span><text:span text:style-name="Strong_20_Emphasis"><text:span text:style-name="T163"><text:tab/></text:span></text:span><text:span text:style-name="Strong_20_Emphasis"><text:span text:style-name="T166">Zorg dat er geen </text:span></text:span><text:span text:style-name="Strong_20_Emphasis"><text:span text:style-name="T164">Internetverbinding </text:span></text:span><text:span text:style-name="Strong_20_Emphasis"><text:span text:style-name="T166">is, zodat er geen nieuwe </text:span></text:span><text:span text:style-name="Strong_20_Emphasis"><text:span text:style-name="T167">e-</text:span></text:span><text:span text:style-name="Strong_20_Emphasis"><text:span text:style-name="T166">mails </text:span></text:span><text:span text:style-name="Strong_20_Emphasis"><text:span text:style-name="T168">kunnen </text:span></text:span><text:span text:style-name="Strong_20_Emphasis"><text:span text:style-name="T167">binnen</text:span></text:span><text:span text:style-name="Strong_20_Emphasis"><text:span text:style-name="T166">komen.</text:span></text:span></text:p>
      <text:p text:style-name="P12"><text:span text:style-name="Strong_20_Emphasis"><text:span text:style-name="T51"><draw:control text:anchor-type="as-char" draw:z-index="3" draw:name="Vorm58" draw:style-name="gr1" draw:text-style-name="P71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59" draw:style-name="gr1" draw:text-style-name="P71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0" draw:style-name="gr1" draw:text-style-name="P71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1" draw:style-name="gr1" draw:text-style-name="P71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23">Koppel de externe harddisk aan.</text:span></text:span></text:p>
      <text:p text:style-name="P12"><text:span text:style-name="Strong_20_Emphasis"><text:span text:style-name="T51"><draw:control text:anchor-type="as-char" draw:z-index="4" draw:name="Vorm62" draw:style-name="gr1" draw:text-style-name="P71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3" draw:style-name="gr1" draw:text-style-name="P71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4" draw:style-name="gr1" draw:text-style-name="P71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5" draw:style-name="gr1" draw:text-style-name="P71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23">Kopieer </text:span></text:span><text:span text:style-name="Strong_20_Emphasis"><text:span text:style-name="T33">Mijn documenten, </text:span></text:span><text:span text:style-name="Strong_20_Emphasis"><text:span text:style-name="T28">etc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5" draw:name="Vorm70" draw:style-name="gr1" draw:text-style-name="P71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1" draw:style-name="gr1" draw:text-style-name="P71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2" draw:style-name="gr1" draw:text-style-name="P71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3" draw:style-name="gr1" draw:text-style-name="P71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34">Kopieer </text:span></text:span><text:span text:style-name="Strong_20_Emphasis"><text:span text:style-name="T27">Bureaubladachtergrond </text:span></text:span><text:span text:style-name="Strong_20_Emphasis"><text:span text:style-name="T35">naar ~/Afbeeldingen.</text:span></text:span></text:p>
      <text:p text:style-name="P12"><text:span text:style-name="Strong_20_Emphasis"><text:span text:style-name="T51"><draw:control text:anchor-type="as-char" draw:z-index="6" draw:name="Vorm74" draw:style-name="gr1" draw:text-style-name="P71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5" draw:style-name="gr1" draw:text-style-name="P71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6" draw:style-name="gr1" draw:text-style-name="P71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7" draw:style-name="gr1" draw:text-style-name="P71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23">Kopieer de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34">naar ~/.</text:span></text:span><text:span text:style-name="Strong_20_Emphasis"><text:span text:style-name="T12">chrome</text:span></text:span><text:span text:style-name="Strong_20_Emphasis"><text:span text:style-name="T36">, </text:span></text:span><text:span text:style-name="Strong_20_Emphasis"><text:span text:style-name="T28">of in </text:span></text:span><text:span text:style-name="Strong_20_Emphasis"><text:span text:style-name="T34">~/.</text:span></text:span><text:span text:style-name="Strong_20_Emphasis"><text:span text:style-name="T13">google</text:span></text:span><text:span text:style-name="Strong_20_Emphasis"><text:span text:style-name="T34">.</text:span></text:span></text:p>
      <text:p text:style-name="P12"><text:span text:style-name="Strong_20_Emphasis"><text:span text:style-name="T51"><draw:control text:anchor-type="as-char" draw:z-index="7" draw:name="Vorm78" draw:style-name="gr1" draw:text-style-name="P71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9" draw:style-name="gr1" draw:text-style-name="P71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80" draw:style-name="gr1" draw:text-style-name="P71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81" draw:style-name="gr1" draw:text-style-name="P71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23">Kopieer de Firefox data </text:span></text:span><text:span text:style-name="Strong_20_Emphasis"><text:span text:style-name="T34">naar ~/.mozilla </text:span></text:span><text:span text:style-name="Strong_20_Emphasis"><text:span text:style-name="T36">(let op </text:span></text:span><text:span text:style-name="Strong_20_Emphasis"><text:span text:style-name="T68">F</text:span></text:span><text:span text:style-name="Strong_20_Emphasis"><text:span text:style-name="T36">irefox</text:span></text:span><text:span text:style-name="Strong_20_Emphasis"><text:span text:style-name="T37">→</text:span></text:span><text:span text:style-name="Strong_20_Emphasis"><text:span text:style-name="T69">f</text:span></text:span><text:span text:style-name="Strong_20_Emphasis"><text:span text:style-name="T38">irefox</text:span></text:span><text:span text:style-name="Strong_20_Emphasis"><text:span text:style-name="T36">), </text:span></text:span><text:span text:style-name="Strong_20_Emphasis"><text:span text:style-name="T28">of in </text:span></text:span><text:span text:style-name="Strong_20_Emphasis"><text:span text:style-name="T34">~/.mozilla.</text:span></text:span></text:p>
      <text:p text:style-name="P17"><text:span text:style-name="Strong_20_Emphasis"><text:span text:style-name="T163"><draw:control text:anchor-type="as-char" draw:z-index="8" draw:name="Vorm82" draw:style-name="gr1" draw:text-style-name="P71" svg:width="0.35cm" svg:height="0.35cm" draw:control="control7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1" draw:name="Vorm83" draw:style-name="gr1" draw:text-style-name="P71" svg:width="0.35cm" svg:height="0.35cm" draw:control="control30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2" draw:name="Vorm84" draw:style-name="gr1" draw:text-style-name="P71" svg:width="0.35cm" svg:height="0.35cm" draw:control="control3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3" draw:name="Vorm85" draw:style-name="gr1" draw:text-style-name="P71" svg:width="0.35cm" svg:height="0.35cm" draw:control="control32"/></text:span></text:span><text:span text:style-name="Strong_20_Emphasis"><text:span text:style-name="T163"><text:tab/></text:span></text:span><text:span text:style-name="Strong_20_Emphasis"><text:span text:style-name="T164">Start Firefox en controleer de werking.</text:span></text:span></text:p>
      <text:p text:style-name="P17"><text:span text:style-name="Strong_20_Emphasis"><text:span text:style-name="T163"><draw:control text:anchor-type="as-char" draw:z-index="9" draw:name="Vorm86" draw:style-name="gr1" draw:text-style-name="P71" svg:width="0.35cm" svg:height="0.35cm" draw:control="control8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4" draw:name="Vorm87" draw:style-name="gr1" draw:text-style-name="P71" svg:width="0.35cm" svg:height="0.35cm" draw:control="control3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5" draw:name="Vorm88" draw:style-name="gr1" draw:text-style-name="P71" svg:width="0.35cm" svg:height="0.35cm" draw:control="control34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6" draw:name="Vorm89" draw:style-name="gr1" draw:text-style-name="P71" svg:width="0.35cm" svg:height="0.35cm" draw:control="control35"/></text:span></text:span><text:span text:style-name="Strong_20_Emphasis"><text:span text:style-name="T163"><text:tab/></text:span></text:span><text:span text:style-name="Strong_20_Emphasis"><text:span text:style-name="T164">Kopieer de Thunderbird data </text:span></text:span><text:span text:style-name="Strong_20_Emphasis"><text:span text:style-name="T169">naar ~/.thunderbird, </text:span></text:span><text:span text:style-name="Strong_20_Emphasis"><text:span text:style-name="T170">of in </text:span></text:span><text:span text:style-name="Strong_20_Emphasis"><text:span text:style-name="T169">~/.thunderbird.</text:span></text:span></text:p>
      <text:p text:style-name="P12"><text:span text:style-name="Strong_20_Emphasis"><text:span text:style-name="T51"><draw:control text:anchor-type="as-char" draw:z-index="10" draw:name="Vorm90" draw:style-name="gr1" draw:text-style-name="P71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1" draw:style-name="gr1" draw:text-style-name="P71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2" draw:style-name="gr1" draw:text-style-name="P71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3" draw:style-name="gr1" draw:text-style-name="P71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3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11" draw:name="Vorm94" draw:style-name="gr1" draw:text-style-name="P71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5" draw:style-name="gr1" draw:text-style-name="P71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6" draw:style-name="gr1" draw:text-style-name="P71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7" draw:style-name="gr1" draw:text-style-name="P71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60">Terminalvenster</text:span></text:span><text:span text:style-name="T60"> </text:span><text:span text:style-name="T61">en de volgende opdrachtregel:<text:line-break/></text:span></text:p>
      <text:list xml:id="list115551453830332" text:continue-numbering="true" text:style-name="L1">
        <text:list-header>
          <text:p text:style-name="P62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span text:style-name="T51"><draw:control text:anchor-type="as-char" draw:z-index="12" draw:name="Vorm98" draw:style-name="gr1" draw:text-style-name="P71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9" draw:style-name="gr1" draw:text-style-name="P71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100" draw:style-name="gr1" draw:text-style-name="P71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101" draw:style-name="gr1" draw:text-style-name="P71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3">Maak verbinding met het Internet, zodat er </text:span></text:span><text:span text:style-name="Strong_20_Emphasis"><text:span text:style-name="T44">weer</text:span></text:span><text:span text:style-name="Strong_20_Emphasis"><text:span text:style-name="T23"> nieuwe </text:span></text:span><text:span text:style-name="Strong_20_Emphasis"><text:span text:style-name="T45">e-</text:span></text:span><text:span text:style-name="Strong_20_Emphasis"><text:span text:style-name="T23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3"> </text:span></text:span><text:span text:style-name="Strong_20_Emphasis"><text:span text:style-name="T46">kunnen </text:span></text:span><text:span text:style-name="Strong_20_Emphasis"><text:span text:style-name="T23">komen.</text:span></text:span></text:p>
      <text:list xml:id="list3359494223" text:style-name="L2">
        <text:list-header>
          <text:p text:style-name="P68"><text:span text:style-name="Strong_20_Emphasis"><text:span text:style-name="T175"/></text:span></text:p>
          <text:p text:style-name="P69"><text:span text:style-name="Strong_20_Emphasis"><text:span text:style-name="T175"><text:line-break/></text:span></text:span><text:span text:style-name="Strong_20_Emphasis"><text:span text:style-name="T76">E</text:span></text:span><text:span text:style-name="Strong_20_Emphasis"><text:span text:style-name="T77">inde c</text:span></text:span><text:span text:style-name="Strong_20_Emphasis"><text:span text:style-name="T78">hecklist, </text:span></text:span><text:span text:style-name="Strong_20_Emphasis"><text:span text:style-name="T79">het overzetten</text:span></text:span><text:span text:style-name="T48"> </text:span><text:span text:style-name="T47">is </text:span><text:span text:style-name="T48">voltooid.</text:span></text:p>
        </text:list-header>
      </text:list>
      <text:p text:style-name="P31"/>
      <text:list xml:id="list115551304124015" text:continue-numbering="true" text:style-name="L2">
        <text:list-header>
          <text:p text:style-name="P70"><text:span text:style-name="Emphasis"><text:span text:style-name="T17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1">Karel Zimmer</text:span></text:span></text:a><text:span text:style-name="Emphasis"><text:span text:style-name="T172"> / </text:span></text:span><text:a xlink:type="simple" xlink:href="https://creativecommons.org/publicdomain/zero/1.0" text:style-name="Internet_20_link" text:visited-style-name="Visited_20_Internet_20_Link"><text:span text:style-name="Emphasis"><text:span text:style-name="T207">CC0 1.0</text:span></text:span></text:a><text:span text:style-name="Emphasis"><text:span text:style-name="T173"> </text:span></text:span><text:span text:style-name="Emphasis"><text:span text:style-name="T174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79DB7EA3043C1D2C.png" xlink:type="simple" xlink:show="embed" xlink:actuate="onLoad" draw:mime-type="image/png"/></draw:frame></draw:a></text:span></text:span><text:span text:style-name="Emphasis"><text:span text:style-name="T19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C4FE6E2E6C94059D.png" xlink:type="simple" xlink:show="embed" xlink:actuate="onLoad" draw:mime-type="image/png"/></draw:frame></draw:a></text:span></text:span><text:span text:style-name="Emphasis"><text:span text:style-name="T196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90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8" draw:name="Vorm1_11" draw:style-name="gr3" draw:text-style-name="P7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9" draw:name="Vorm1_12" draw:style-name="gr3" draw:text-style-name="P7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6" draw:name="Vorm1" draw:style-name="gr3" draw:text-style-name="P72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50" draw:name="Vorm1_3" draw:style-name="gr3" draw:text-style-name="P72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4" draw:name="Vorm1_7" draw:style-name="gr3" draw:text-style-name="P72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60" draw:name="Vorm1_13" draw:style-name="gr3" draw:text-style-name="P7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7" draw:name="Vorm1_0" draw:style-name="gr3" draw:text-style-name="P72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51" draw:name="Vorm1_4" draw:style-name="gr3" draw:text-style-name="P72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5" draw:name="Vorm1_8" draw:style-name="gr3" draw:text-style-name="P72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61" draw:name="Vorm1_14" draw:style-name="gr3" draw:text-style-name="P7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8" draw:name="Vorm1_1" draw:style-name="gr3" draw:text-style-name="P72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2" draw:name="Vorm1_5" draw:style-name="gr3" draw:text-style-name="P72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6" draw:name="Vorm1_9" draw:style-name="gr3" draw:text-style-name="P72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2" draw:name="Vorm1_15" draw:style-name="gr3" draw:text-style-name="P7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9" draw:name="Vorm1_2" draw:style-name="gr3" draw:text-style-name="P72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3" draw:name="Vorm1_6" draw:style-name="gr3" draw:text-style-name="P72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7" draw:name="Vorm1_10" draw:style-name="gr3" draw:text-style-name="P72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3" draw:name="Vorm1_16" draw:style-name="gr3" draw:text-style-name="P72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78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77">Inkomende</text:span><text:span text:style-name="T176"> </text:span>mailserver<text:line-break/>(pop.voorbeeld.com)</text:p>
          </table:table-cell>
          <table:table-cell table:style-name="Tabel2.G1" office:value-type="string">
            <text:p text:style-name="P47"><text:span text:style-name="T176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4" draw:name="Vorm1_17" draw:style-name="gr2" draw:text-style-name="P72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70" draw:name="Vorm1_23" draw:style-name="gr2" draw:text-style-name="P72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71" draw:name="Vorm1_24" draw:style-name="gr2" draw:text-style-name="P72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2" draw:name="Vorm1_25" draw:style-name="gr2" draw:text-style-name="P72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3" draw:name="Vorm1_26" draw:style-name="gr2" draw:text-style-name="P72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4" draw:name="Vorm1_27" draw:style-name="gr2" draw:text-style-name="P72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5" draw:name="Vorm1_28" draw:style-name="gr2" draw:text-style-name="P7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18" draw:style-name="gr2" draw:text-style-name="P72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6" draw:name="Vorm1_29" draw:style-name="gr2" draw:text-style-name="P72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81" draw:name="Vorm1_34" draw:style-name="gr2" draw:text-style-name="P72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6" draw:name="Vorm1_39" draw:style-name="gr2" draw:text-style-name="P72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91" draw:name="Vorm1_44" draw:style-name="gr2" draw:text-style-name="P72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6" draw:name="Vorm1_49" draw:style-name="gr2" draw:text-style-name="P72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101" draw:name="Vorm1_54" draw:style-name="gr2" draw:text-style-name="P7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19" draw:style-name="gr2" draw:text-style-name="P72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7" draw:name="Vorm1_30" draw:style-name="gr2" draw:text-style-name="P72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2" draw:name="Vorm1_35" draw:style-name="gr2" draw:text-style-name="P72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7" draw:name="Vorm1_40" draw:style-name="gr2" draw:text-style-name="P72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2" draw:name="Vorm1_45" draw:style-name="gr2" draw:text-style-name="P72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7" draw:name="Vorm1_50" draw:style-name="gr2" draw:text-style-name="P72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2" draw:name="Vorm1_55" draw:style-name="gr2" draw:text-style-name="P7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0" draw:style-name="gr2" draw:text-style-name="P72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8" draw:name="Vorm1_31" draw:style-name="gr2" draw:text-style-name="P72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3" draw:name="Vorm1_36" draw:style-name="gr2" draw:text-style-name="P72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8" draw:name="Vorm1_41" draw:style-name="gr2" draw:text-style-name="P72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3" draw:name="Vorm1_46" draw:style-name="gr2" draw:text-style-name="P72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8" draw:name="Vorm1_51" draw:style-name="gr2" draw:text-style-name="P72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3" draw:name="Vorm1_56" draw:style-name="gr2" draw:text-style-name="P7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8" draw:name="Vorm1_21" draw:style-name="gr2" draw:text-style-name="P72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9" draw:name="Vorm1_32" draw:style-name="gr2" draw:text-style-name="P72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4" draw:name="Vorm1_37" draw:style-name="gr2" draw:text-style-name="P72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9" draw:name="Vorm1_42" draw:style-name="gr2" draw:text-style-name="P72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4" draw:name="Vorm1_47" draw:style-name="gr2" draw:text-style-name="P72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9" draw:name="Vorm1_52" draw:style-name="gr2" draw:text-style-name="P72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4" draw:name="Vorm1_57" draw:style-name="gr2" draw:text-style-name="P7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9" draw:name="Vorm1_22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80" draw:name="Vorm1_33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5" draw:name="Vorm1_38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90" draw:name="Vorm1_43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5" draw:name="Vorm1_48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100" draw:name="Vorm1_53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5" draw:name="Vorm1_58" draw:style-name="gr2" draw:text-style-name="P72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3-28T11:55:49.606064823">28-03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3-28T11:55:49.607283133">28-03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1:55:49.458332764</dc:date>
    <meta:print-date>2014-01-05T10:21:33.960023988</meta:print-date>
    <meta:keyword>Installatie</meta:keyword>
    <meta:keyword>Checklist</meta:keyword>
    <meta:keyword>Linux</meta:keyword>
    <meta:editing-cycles>2419</meta:editing-cycles>
    <meta:editing-duration>P5DT44M46S</meta:editing-duration>
    <meta:printed-by>Karel Zimmer</meta:printed-by>
    <dc:creator>Karel Zimmer</dc:creator>
    <meta:document-statistic meta:table-count="5" meta:image-count="2" meta:object-count="0" meta:page-count="4" meta:paragraph-count="155" meta:word-count="555" meta:character-count="4453" meta:non-whitespace-character-count="3766"/>
    <meta:user-defined meta:name="Info 1"/>
    <meta:user-defined meta:name="Info 2"/>
    <meta:user-defined meta:name="Info 3"/>
    <meta:user-defined meta:name="Info 4"/>
  </office:meta>
</office:document-meta>
</file>